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402cm" style:rel-column-width="1362*"/>
    </style:style>
    <style:style style:name="Table1.B" style:family="table-column">
      <style:table-column-properties style:column-width="2.898cm" style:rel-column-width="1643*"/>
    </style:style>
    <style:style style:name="Table1.C" style:family="table-column">
      <style:table-column-properties style:column-width="1.693cm" style:rel-column-width="960*"/>
    </style:style>
    <style:style style:name="Table1.D" style:family="table-column">
      <style:table-column-properties style:column-width="4.008cm" style:rel-column-width="2272*"/>
    </style:style>
    <style:style style:name="Table1.E" style:family="table-column">
      <style:table-column-properties style:column-width="6.588cm" style:rel-column-width="37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04ed68" officeooo:paragraph-rsid="0004ed68" style:font-size-asian="10pt" style:font-size-complex="10pt"/>
    </style:style>
    <style:style style:name="P2" style:family="paragraph" style:parent-style-name="Table_20_Contents">
      <style:text-properties fo:font-size="10pt" officeooo:rsid="000634dd" officeooo:paragraph-rsid="000634dd" style:font-size-asian="10pt" style:font-size-complex="10pt"/>
    </style:style>
    <style:style style:name="P3" style:family="paragraph" style:parent-style-name="Table_20_Contents">
      <style:text-properties fo:font-size="10pt" fo:font-weight="bold" officeooo:rsid="0004ed68" officeooo:paragraph-rsid="0004ed68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ource</text:p>
          </table:table-cell>
          <table:table-cell table:style-name="Table1.A1" office:value-type="string">
            <text:p text:style-name="P3">Destination</text:p>
          </table:table-cell>
          <table:table-cell table:style-name="Table1.A1" office:value-type="string">
            <text:p text:style-name="P3">Protocol</text:p>
          </table:table-cell>
          <table:table-cell table:style-name="Table1.A1" office:value-type="string">
            <text:p text:style-name="P3">Info</text:p>
          </table:table-cell>
          <table:table-cell table:style-name="Table1.E1" office:value-type="string">
            <text:p text:style-name="P3">Data</text:p>
          </table:table-cell>
        </table:table-row>
        <table:table-row>
          <table:table-cell table:style-name="Table1.A2" office:value-type="string">
            <text:p text:style-name="P1">192.168.0.103</text:p>
          </table:table-cell>
          <table:table-cell table:style-name="Table1.A2" office:value-type="string">
            <text:p text:style-name="P1">138.197.138.212</text:p>
          </table:table-cell>
          <table:table-cell table:style-name="Table1.A2" office:value-type="string">
            <text:p text:style-name="P1">HTTP</text:p>
          </table:table-cell>
          <table:table-cell table:style-name="Table1.A2" office:value-type="string">
            <text:p text:style-name="P1">POST /php/login.php...</text:p>
          </table:table-cell>
          <table:table-cell table:style-name="Table1.E2" office:value-type="string">
            <text:p text:style-name="P1">Frame 363: 609 bytes on wire (4872 bits), 609 bytes captured (4872 bits) on interface 0</text:p>
            <text:p text:style-name="P1">Ethernet II, Src: LgElectr_71:1d:ee (40:b0:fa:71:1d:ee), Dst: IntelCor_50:69:91 (5c:e0:c5:50:69:91)</text:p>
            <text:p text:style-name="P1">Internet Protocol Version 4, Src: 192.168.0.103, Dst: 138.197.138.212</text:p>
            <text:p text:style-name="P1">Transmission Control Protocol, Src Port: 38175 (38175), Dst Port: 80 (80), Seq: 1, Ack: 1, Len: 543</text:p>
            <text:p text:style-name="P1">Hypertext Transfer Protocol</text:p>
            <text:p text:style-name="P1">HTML Form URL Encoded: application/x-www-form-urlencoded</text:p>
            <text:p text:style-name="P1"><text:s text:c="4"/><text:span text:style-name="T1">Form item: "userInput" = "heywill"</text:span></text:p>
            <text:p text:style-name="P1"><text:s text:c="8"/>Key: userInput</text:p>
            <text:p text:style-name="P1"><text:s text:c="8"/>Value: heywill</text:p>
            <text:p text:style-name="P1"><text:s text:c="4"/><text:span text:style-name="T1">Form item: "passwordInput" = "installssl"</text:span></text:p>
            <text:p text:style-name="P1"><text:s text:c="8"/>Key: passwordInput</text:p>
            <text:p text:style-name="P1"><text:s text:c="8"/>Value: installssl</text:p>
            <text:p text:style-name="P1"><text:s text:c="4"/>Form item: "submit" = ""</text:p>
            <text:p text:style-name="P1"><text:s text:c="8"/>Key: submit</text:p>
            <text:p text:style-name="P1"><text:s text:c="8"/>Value: </text:p>
          </table:table-cell>
        </table:table-row>
        <table:table-row>
          <table:table-cell table:style-name="Table1.A2" office:value-type="string">
            <text:p text:style-name="P3">Source</text:p>
          </table:table-cell>
          <table:table-cell table:style-name="Table1.A2" office:value-type="string">
            <text:p text:style-name="P3">Destination</text:p>
          </table:table-cell>
          <table:table-cell table:style-name="Table1.A2" office:value-type="string">
            <text:p text:style-name="P3">Protocol</text:p>
          </table:table-cell>
          <table:table-cell table:style-name="Table1.A2" office:value-type="string">
            <text:p text:style-name="P3">Info</text:p>
          </table:table-cell>
          <table:table-cell table:style-name="Table1.E2" office:value-type="string">
            <text:p text:style-name="P3">Data</text:p>
          </table:table-cell>
        </table:table-row>
        <table:table-row>
          <table:table-cell table:style-name="Table1.A2" office:value-type="string">
            <text:p text:style-name="P2">192.168.0.103</text:p>
          </table:table-cell>
          <table:table-cell table:style-name="Table1.A2" office:value-type="string">
            <text:p text:style-name="P2">192.229.162.211</text:p>
          </table:table-cell>
          <table:table-cell table:style-name="Table1.A2" office:value-type="string">
            <text:p text:style-name="P2">TLSv1.2</text:p>
          </table:table-cell>
          <table:table-cell table:style-name="Table1.A2" office:value-type="string">
            <text:p text:style-name="P2">Encrypted Message</text:p>
          </table:table-cell>
          <table:table-cell table:style-name="Table1.E2" office:value-type="string">
            <text:p text:style-name="P2">Frame 419: 85 bytes on wire (680 bits), 85 bytes captured (680 bits) on interface 0</text:p>
            <text:p text:style-name="P2">Ethernet II, Src: LgElectr_71:1d:ee (40:b0:fa:71:1d:ee), Dst: IntelCor_50:69:91 (5c:e0:c5:50:69:91)</text:p>
            <text:p text:style-name="P2">Internet Protocol Version 4, Src: 192.168.0.103, Dst: 192.229.162.211</text:p>
            <text:p text:style-name="P2">Transmission Control Protocol, Src Port: 52823 (52823), Dst Port: 443 (443), Seq: 1, Ack: 1, Len: 31</text:p>
            <text:p text:style-name="P2">Secure Sockets Layer</text:p>
            <text:p text:style-name="P2"><text:s text:c="4"/>TLSv1.2 Record Layer: Encrypted Aler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05:37.389110557</meta:creation-date>
    <dc:date>2016-10-02T13:30:16.857938173</dc:date>
    <meta:editing-duration>PT4M19S</meta:editing-duration>
    <meta:editing-cycles>1</meta:editing-cycles>
    <meta:document-statistic meta:table-count="1" meta:image-count="0" meta:object-count="0" meta:page-count="1" meta:paragraph-count="39" meta:word-count="160" meta:character-count="1261" meta:non-whitespace-character-count="1075"/>
    <meta:generator>LibreOffice/5.1.4.2$Linux_X86_64 LibreOffice_project/10m0$Build-2</meta:generator>
  </office:meta>
</office:document-meta>
</file>